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DejaVu Sans" svg:font-family="'DejaVu Sans'"/>
    <style:font-face style:name="DejaVu Serif" svg:font-family="'DejaVu Serif'"/>
    <style:font-face style:name="Droid Sans Fallback1" svg:font-family="'Droid Sans Fallback'"/>
    <style:font-face style:name="Lohit Hindi1" svg:font-family="'Lohit Hindi'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009 Wuhan Regional Internet Contest Dolphin Report</text:p>
      <text:p text:style-name="Standard">题目大意</text:p>
      <text:p text:style-name="Standard"><text:tab/>在一个N( N &lt;= 100 )个点的有权无向图上从点s走到点e，每个点属于一个种类，要求从s到e的路径不经过重复的点和重复的种类。在此条件下计算s到e的最短路。</text:p>
      <text:p text:style-name="Standard">算法分析</text:p>
      <text:p text:style-name="Standard"><text:tab/>DFS就可以了，二分什么的完全没有必要吧，一开始写了一个二分的程序但是跑起来和直接DFS时间一样。</text:p>
      <text:p text:style-name="Standard"/>
      <text:p text:style-name="Standard">解题思路</text:p>
      <text:p text:style-name="Standard"><text:tab/>一开始理解错题了以为每一个种类都要走一次，所以耽误了很多时间，实际上题目本身很简单。</text:p>
      <text:p text:style-name="Standard"/>
      <text:p text:style-name="Standard">参考代码</text:p>
      <text:p text:style-name="Standard">/*</text:p>
      <text:p text:style-name="Standard"><text:s text:c="2"/>2009 Wuhan Regional Internet Contest Dolphin</text:p>
      <text:p text:style-name="Standard"><text:s text:c="2"/>write by Gestapolur</text:p>
      <text:p text:style-name="Standard"><text:s text:c="2"/>2011-08-31</text:p>
      <text:p text:style-name="Standard">*/</text:p>
      <text:p text:style-name="Standard">#include&lt;iostream&gt;</text:p>
      <text:p text:style-name="Standard">#include&lt;cstring&gt;</text:p>
      <text:p text:style-name="Standard">#define MAXN 102 </text:p>
      <text:p text:style-name="Standard">#define INF 2141483647</text:p>
      <text:p text:style-name="Standard">using namespace std;</text:p>
      <text:p text:style-name="Standard"/>
      <text:p text:style-name="Standard">int n , m , s , e , ans , toc ;</text:p>
      <text:p text:style-name="Standard">int lnk[ MAXN ][ MAXN ] , w[ MAXN ][ MAXN ];</text:p>
      <text:p text:style-name="Standard">int mark[ MAXN ];</text:p>
      <text:p text:style-name="Standard">int type[ MAXN ] , pos[ MAXN ] , ty[ MAXN ];</text:p>
      <text:p text:style-name="Standard">bool psd[ MAXN ];//count whether a type of food chosed</text:p>
      <text:p text:style-name="Standard">int pre[ MAXN ];</text:p>
      <text:p text:style-name="Standard"/>
      <text:p text:style-name="Standard">bool dfs( )</text:p>
      <text:p text:style-name="Standard">{</text:p>
      <text:p text:style-name="Standard"><text:s text:c="2"/>int p , i ;</text:p>
      <text:p text:style-name="Standard"><text:s text:c="2"/>int st[ MAXN ];</text:p>
      <text:p text:style-name="Standard"/>
      <text:p text:style-name="Standard"><text:s text:c="2"/>for( i = 1 ; i &lt;= n ; ++ i )</text:p>
      <text:p text:style-name="Standard"><text:s text:c="4"/>{pre[ i ] = 0; st[ i ] = 1 ; }</text:p>
      <text:p text:style-name="Standard"><text:s text:c="2"/></text:p>
      <text:p text:style-name="Standard"><text:s text:c="2"/>for( i = 1 ; i &lt;= toc ; ++ i )</text:p>
      <text:p text:style-name="Standard"><text:s text:c="4"/>psd[ i ] = false;</text:p>
      <text:p text:style-name="Standard"><text:s text:c="2"/></text:p>
      <text:p text:style-name="Standard"><text:soft-page-break/><text:s text:c="2"/>p = s; psd[ type[ s ] ] = true;mark[ s ] = 0;</text:p>
      <text:p text:style-name="Standard"><text:s/></text:p>
      <text:p text:style-name="Standard"><text:s text:c="2"/>do{</text:p>
      <text:p text:style-name="Standard"><text:s text:c="4"/>for( i = st[ p ] ; i &lt;= lnk[ p ][ 0 ] ; ++ i )</text:p>
      <text:p text:style-name="Standard"><text:s text:c="6"/>{</text:p>
      <text:p text:style-name="Standard"><text:tab/>if( not psd[ type[ lnk[ p ][ i ] ] ]</text:p>
      <text:p text:style-name="Standard"><text:tab/> <text:s text:c="3"/>and mark[ lnk[ p ][ i ] ] &gt; mark[ p ] + w[ lnk[ p ][ i ] ][ p ] )</text:p>
      <text:p text:style-name="Standard"><text:tab/> <text:s/>{</text:p>
      <text:p text:style-name="Standard"><text:tab/> <text:s text:c="3"/>mark[ lnk[ p ][ i ] ] = mark[ p ] + w[ lnk[ p ][ i ] ][ p ];</text:p>
      <text:p text:style-name="Standard"><text:tab/> <text:s text:c="3"/>pre[ lnk[ p ][ i ] ] = p ;</text:p>
      <text:p text:style-name="Standard"><text:tab/> <text:s text:c="3"/>psd[ type[ lnk[ p ][ i ] ] ] = true;</text:p>
      <text:p text:style-name="Standard"><text:tab/> <text:s text:c="3"/>st[ p ] = i + 1 ;</text:p>
      <text:p text:style-name="Standard"><text:tab/> <text:s text:c="3"/>p = lnk[ p ][ i ];</text:p>
      <text:p text:style-name="Standard"><text:tab/> <text:s text:c="3"/>break;</text:p>
      <text:p text:style-name="Standard"><text:tab/> <text:s/>}</text:p>
      <text:p text:style-name="Standard"><text:s text:c="6"/>}</text:p>
      <text:p text:style-name="Standard"><text:s text:c="4"/>if( i == lnk[ p ][ 0 ] + 1 )</text:p>
      <text:p text:style-name="Standard"><text:s text:c="6"/>{</text:p>
      <text:p text:style-name="Standard"><text:tab/>st[ p ] = 1 ;</text:p>
      <text:p text:style-name="Standard"><text:tab/>psd[ type[ p ] ] = false;</text:p>
      <text:p text:style-name="Standard"><text:tab/>p = pre[ p ];</text:p>
      <text:p text:style-name="Standard"><text:s text:c="6"/>}</text:p>
      <text:p text:style-name="Standard"><text:s text:c="4"/></text:p>
      <text:p text:style-name="Standard"><text:s text:c="2"/>}while( p &gt; 0 );</text:p>
      <text:p text:style-name="Standard"/>
      <text:p text:style-name="Standard"><text:s text:c="2"/>return true;</text:p>
      <text:p text:style-name="Standard">}</text:p>
      <text:p text:style-name="Standard"/>
      <text:p text:style-name="Standard">void clr()</text:p>
      <text:p text:style-name="Standard">{</text:p>
      <text:p text:style-name="Standard"><text:s text:c="2"/>if( mark[ e ] == <text:s/>INF ) cout&lt;&lt;"-1\n";</text:p>
      <text:p text:style-name="Standard"><text:s text:c="2"/>else cout&lt;&lt;mark[ e ]&lt;&lt;"\n";</text:p>
      <text:p text:style-name="Standard"><text:s text:c="2"/></text:p>
      <text:p text:style-name="Standard"><text:s text:c="2"/>memset( mark , 0 , sizeof( mark ));</text:p>
      <text:p text:style-name="Standard"><text:s text:c="2"/>memset( type , 0 , sizeof( type ));</text:p>
      <text:p text:style-name="Standard"><text:s text:c="2"/>memset( ty , 0 , sizeof( ty ));</text:p>
      <text:p text:style-name="Standard"><text:s text:c="2"/>memset( pos , 0 , sizeof( pos ));</text:p>
      <text:p text:style-name="Standard"><text:s text:c="2"/>memset( lnk , 0 , sizeof( lnk ));</text:p>
      <text:p text:style-name="Standard"><text:s text:c="2"/>memset( w , 0 , sizeof( w ) );</text:p>
      <text:p text:style-name="Standard"><text:s text:c="2"/>return ;</text:p>
      <text:p text:style-name="Standard">}</text:p>
      <text:p text:style-name="Standard"><text:soft-page-break/></text:p>
      <text:p text:style-name="Standard">void init()</text:p>
      <text:p text:style-name="Standard">{</text:p>
      <text:p text:style-name="Standard"><text:s text:c="2"/>int i , j , u , v , wi ;</text:p>
      <text:p text:style-name="Standard"><text:s text:c="2"/>cin&gt;&gt;n&gt;&gt;m&gt;&gt;s&gt;&gt;e;</text:p>
      <text:p text:style-name="Standard"><text:s text:c="2"/>++ s , ++ e ;</text:p>
      <text:p text:style-name="Standard"><text:s text:c="2"/>for( i = 1 ; i &lt;= n ; ++ i )</text:p>
      <text:p text:style-name="Standard"><text:s text:c="4"/>for( j = 1 ; j &lt;= n ; ++ j )</text:p>
      <text:p text:style-name="Standard"><text:s text:c="6"/>w[ i ][ j ] = INF;</text:p>
      <text:p text:style-name="Standard"/>
      <text:p text:style-name="Standard"><text:s text:c="2"/>for( i = 1 ; i &lt;= m ; ++ i )</text:p>
      <text:p text:style-name="Standard"><text:s text:c="4"/>{</text:p>
      <text:p text:style-name="Standard"><text:s text:c="6"/>cin&gt;&gt;u&gt;&gt;v&gt;&gt;wi;</text:p>
      <text:p text:style-name="Standard"><text:s text:c="6"/>++ v , ++ u;</text:p>
      <text:p text:style-name="Standard"><text:s text:c="6"/>if( w[ u ][ v ] == INF and u not_eq v )//do not count same verx twice</text:p>
      <text:p text:style-name="Standard"><text:tab/>{</text:p>
      <text:p text:style-name="Standard"><text:tab/> <text:s/>lnk[ u ][ ++ lnk[ u ][ 0 ] ] = v ;</text:p>
      <text:p text:style-name="Standard"><text:tab/> <text:s/>lnk[ v ][ ++ lnk[ v ][ 0 ] ] = u ;</text:p>
      <text:p text:style-name="Standard"><text:tab/>}</text:p>
      <text:p text:style-name="Standard"><text:s text:c="6"/>w[ u ][ v ] = w[ u ][ v ] &lt; wi ? w[ u ][ v ] : wi; </text:p>
      <text:p text:style-name="Standard"><text:s text:c="6"/>w[ v ][ u ] = w[ v ][ u ] &lt; wi ? w[ v ][ u ] : wi;</text:p>
      <text:p text:style-name="Standard"><text:s text:c="4"/>}</text:p>
      <text:p text:style-name="Standard"/>
      <text:p text:style-name="Standard"><text:s text:c="2"/>//count the differ type of foods <text:s/></text:p>
      <text:p text:style-name="Standard"><text:s text:c="2"/>for( i = 1 ; i &lt;= n ; ++ i )</text:p>
      <text:p text:style-name="Standard"><text:s text:c="4"/>{ cin&gt;&gt;ty[ i ]; pos[ i ] = i ; mark[ i ] = INF ;}</text:p>
      <text:p text:style-name="Standard"><text:s text:c="2"/></text:p>
      <text:p text:style-name="Standard"><text:s text:c="2"/>//sort by type</text:p>
      <text:p text:style-name="Standard"><text:s text:c="2"/>for( i = 1 ; i &lt; n ; ++ i )</text:p>
      <text:p text:style-name="Standard"><text:s text:c="4"/>for( j = i + 1 ; j &lt;= n ; ++ j )</text:p>
      <text:p text:style-name="Standard"><text:s text:c="6"/>if( ty[ i ] &gt; <text:s/>ty[ j ] )</text:p>
      <text:p text:style-name="Standard"><text:tab/>{ <text:s/></text:p>
      <text:p text:style-name="Standard"><text:tab/> <text:s/>wi = ty[ i ] ; ty[ i ] = ty[ j ] ; ty[ j ] = wi ; </text:p>
      <text:p text:style-name="Standard"><text:tab/> <text:s/>wi = pos[ i ] ; pos[ i ] = pos[ j ] ; pos[ j ] = wi; <text:s/></text:p>
      <text:p text:style-name="Standard"><text:tab/>}</text:p>
      <text:p text:style-name="Standard"/>
      <text:p text:style-name="Standard"><text:s text:c="2"/>toc = 1;</text:p>
      <text:p text:style-name="Standard"><text:s text:c="2"/>type[ pos[ 1 ] ] = 1;</text:p>
      <text:p text:style-name="Standard"><text:s text:c="2"/>// count the type </text:p>
      <text:p text:style-name="Standard"><text:s text:c="2"/>for( i = 2 ; i &lt;= n ; ++ i )</text:p>
      <text:p text:style-name="Standard"><text:soft-page-break/><text:s text:c="4"/>if( ty[ i ] == ty[ i - 1 ] )</text:p>
      <text:p text:style-name="Standard"><text:s text:c="6"/>type[ pos[ i ] ] = type[ pos[ i - 1 ] ];</text:p>
      <text:p text:style-name="Standard"><text:s text:c="4"/>else</text:p>
      <text:p text:style-name="Standard"><text:s text:c="6"/>type[ pos[ i ] ] = type[ pos[ i - 1 ] ] + 1 , ++ toc;</text:p>
      <text:p text:style-name="Standard"><text:s text:c="2"/></text:p>
      <text:p text:style-name="Standard"><text:s text:c="2"/>ans = INF;</text:p>
      <text:p text:style-name="Standard"/>
      <text:p text:style-name="Standard"><text:s text:c="2"/>return ;</text:p>
      <text:p text:style-name="Standard">}</text:p>
      <text:p text:style-name="Standard"/>
      <text:p text:style-name="Standard">int main()</text:p>
      <text:p text:style-name="Standard">{</text:p>
      <text:p text:style-name="Standard"><text:s text:c="2"/>int t;</text:p>
      <text:p text:style-name="Standard"><text:s text:c="2"/>cin&gt;&gt;t;</text:p>
      <text:p text:style-name="Standard"><text:s text:c="2"/>while( t -- )</text:p>
      <text:p text:style-name="Standard"><text:s text:c="4"/>{</text:p>
      <text:p text:style-name="Standard"><text:s text:c="6"/>init();</text:p>
      <text:p text:style-name="Standard"/>
      <text:p text:style-name="Standard"><text:s text:c="6"/>dfs();</text:p>
      <text:p text:style-name="Standard"/>
      <text:p text:style-name="Standard"><text:s text:c="6"/>clr();</text:p>
      <text:p text:style-name="Standard"><text:s text:c="4"/>} <text:s/></text:p>
      <text:p text:style-name="Standard"/>
      <text:p text:style-name="Standard"><text:s text:c="2"/>return 0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/>
    <style:font-face style:name="DejaVu Serif" svg:font-family="'DejaVu Serif'"/>
    <style:font-face style:name="Droid Sans Fallback1" svg:font-family="'Droid Sans Fallback'"/>
    <style:font-face style:name="Lohit Hindi1" svg:font-family="'Lohit Hindi'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roid Sans Fallback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roid Sans Fallback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erif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erif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iuYouran</meta:initial-creator>
    <meta:creation-date>2011-08-31T16:00:25</meta:creation-date>
    <meta:document-statistic meta:table-count="0" meta:image-count="0" meta:object-count="0" meta:page-count="4" meta:paragraph-count="129" meta:word-count="841" meta:character-count="2857"/>
    <dc:date>2011-08-31T16:15:29</dc:date>
    <dc:creator>LiuYouran</dc:creator>
    <meta:editing-duration>PT15M7S</meta:editing-duration>
    <meta:editing-cycles>1</meta:editing-cycles>
    <meta:generator>OpenOffice.org/3.3$Linux OpenOffice.org_project/330m20$Build-9567</meta:generator>
  </office:meta>
</office:document-meta>
</file>